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0785in" style:rel-column-width="19669*"/>
    </style:style>
    <style:style style:name="Table2.C" style:family="table-column">
      <style:table-column-properties style:column-width="2.5382in" style:rel-column-width="240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Gabriola" style:font-name-asian="Gabriola"/>
    </style:style>
    <style:style style:name="P2" style:family="paragraph" style:parent-style-name="Standard">
      <style:paragraph-properties fo:text-align="start" style:justify-single-word="false"/>
      <style:text-properties style:font-name="Gabriola" fo:font-size="15pt" style:font-name-asian="Gabriola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style:font-name="Gabriola" style:font-name-asian="Gabriola"/>
    </style:style>
    <style:style style:name="P4" style:family="paragraph" style:parent-style-name="Standard">
      <style:paragraph-properties fo:text-align="start" style:justify-single-word="false"/>
      <style:text-properties style:font-name="Gabriola" fo:font-size="16pt" style:font-name-asian="Gabriola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Gabriola" fo:font-size="16pt" fo:font-weight="bold" style:font-name-asian="Gabriola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Gabriola" fo:font-size="16pt" style:font-name-asian="Gabriola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none" style:font-size-asian="16pt" style:font-size-complex="16pt"/>
    </style:style>
    <style:style style:name="T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style:text-position="sub 58%" fo:font-size="15pt" fo:font-weight="bold" style:font-size-asian="15pt" style:font-weight-asian="bold" style:font-size-complex="15pt" style:font-weight-complex="bold"/>
    </style:style>
    <style:style style:name="T13" style:family="text">
      <style:text-properties style:text-position="sub 58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s text:c="11"/>Japanese 2 study guide</text:span><text:line-break/></text:p>
      <text:p text:style-name="P1"><text:span text:style-name="T11">ADJECTIVES</text:span><text:span text:style-name="T5"><text:line-break/></text:span><text:span text:style-name="T2">い 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/>Affirmative</text:p>
          </table:table-cell>
          <table:table-cell table:style-name="Table1.C1" office:value-type="string">
            <text:p text:style-name="P6">Negative</text:p>
          </table:table-cell>
        </table:table-row>
        <table:table-row>
          <table:table-cell table:style-name="Table1.A2" office:value-type="string">
            <text:p text:style-name="P4">Present</text:p>
          </table:table-cell>
          <table:table-cell table:style-name="Table1.A2" office:value-type="string">
            <text:p text:style-name="P5">-いです</text:p>
          </table:table-cell>
          <table:table-cell table:style-name="Table1.C2" office:value-type="string">
            <text:p text:style-name="P5"><text:s/>-くありません </text:p>
          </table:table-cell>
        </table:table-row>
        <table:table-row>
          <table:table-cell table:style-name="Table1.A2" office:value-type="string">
            <text:p text:style-name="P4">Past</text:p>
          </table:table-cell>
          <table:table-cell table:style-name="Table1.A2" office:value-type="string">
            <text:p text:style-name="P1"><text:span text:style-name="T5">-</text:span><text:span text:style-name="T6">かつたです</text:span></text:p>
          </table:table-cell>
          <table:table-cell table:style-name="Table1.C2" office:value-type="string">
            <text:p text:style-name="P5">-くありませんでした</text:p>
          </table:table-cell>
        </table:table-row>
      </table:table>
      <text:p text:style-name="P1"><text:span text:style-name="T5"><text:line-break/> <text:s text:c="4"/></text:span><text:span text:style-name="T6">て</text:span><text:span text:style-name="T5"> creation<text:line-break/> <text:s text:c="9"/>Take off </text:span><text:span text:style-name="T6">い</text:span><text:span text:style-name="T5"> , add </text:span><text:span text:style-name="T6">くて</text:span><text:span text:style-name="T5"><text:line-break/><text:line-break/> <text:s text:c="4"/>Short form<text:line-break/> <text:s text:c="8"/>Positive - use dictionary form<text:line-break/> <text:s text:c="7"/>Negative – take off final "u", add </text:span><text:span text:style-name="T6">くない</text:span><text:span text:style-name="T5"><text:line-break/><text:line-break/></text:span><text:span text:style-name="T2">な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<text:s/>Affirmative</text:p>
          </table:table-cell>
          <table:table-cell table:style-name="Table2.C1" office:value-type="string">
            <text:p text:style-name="P6">Negative</text:p>
          </table:table-cell>
        </table:table-row>
        <table:table-row>
          <table:table-cell table:style-name="Table2.A2" office:value-type="string">
            <text:p text:style-name="P4">Present</text:p>
          </table:table-cell>
          <table:table-cell table:style-name="Table2.A2" office:value-type="string">
            <text:p text:style-name="P5"><text:s/>-です</text:p>
          </table:table-cell>
          <table:table-cell table:style-name="Table2.C2" office:value-type="string">
            <text:p text:style-name="P5"><text:s text:c="2"/>-じゃありません</text:p>
          </table:table-cell>
        </table:table-row>
        <table:table-row>
          <table:table-cell table:style-name="Table2.A2" office:value-type="string">
            <text:p text:style-name="P4">Past</text:p>
          </table:table-cell>
          <table:table-cell table:style-name="Table2.A2" office:value-type="string">
            <text:p text:style-name="P5">-でした</text:p>
          </table:table-cell>
          <table:table-cell table:style-name="Table2.C2" office:value-type="string">
            <text:p text:style-name="P5">- じゃありませんでした</text:p>
          </table:table-cell>
        </table:table-row>
      </table:table>
      <text:p text:style-name="P1"><text:soft-page-break/><text:span text:style-name="T6"><text:s text:c="4"/>て</text:span><text:span text:style-name="T5"> creation<text:line-break/> <text:s text:c="7"/>Take off </text:span><text:span text:style-name="T6">な</text:span><text:span text:style-name="T5">, add </text:span><text:span text:style-name="T6">で </text:span><text:span text:style-name="T5"><text:s text:c="47"/></text:span></text:p>
      <text:p text:style-name="P1"><text:span text:style-name="T5"><text:line-break/> <text:s text:c="3"/>Short form<text:line-break/> <text:s text:c="5"/>Positive - take off </text:span><text:span text:style-name="T6">な</text:span><text:span text:style-name="T5">, add </text:span><text:span text:style-name="T6">だ</text:span><text:span text:style-name="T5"><text:line-break/> <text:s text:c="5"/>Negative - take off </text:span><text:span text:style-name="T6">な</text:span><text:span text:style-name="T5">, add </text:span><text:span text:style-name="T6">じゃない</text:span><text:span text:style-name="T5"><text:line-break/> <text:s/><text:line-break/><text:line-break/></text:span><text:span text:style-name="T11">VERBS</text:span><text:span text:style-name="T5"><text:line-break/></text:span><text:span text:style-name="T2">る</text:span><text:span text:style-name="T5"><text:line-break/><text:line-break/> <text:s text:c="4"/></text:span><text:span text:style-name="T6">て</text:span><text:span text:style-name="T5"> creation<text:line-break/> <text:s text:c="12"/>Take off </text:span><text:span text:style-name="T6">る</text:span><text:span text:style-name="T5">, add </text:span><text:span text:style-name="T6">て</text:span><text:span text:style-name="T5"><text:line-break/><text:line-break/> <text:s text:c="4"/>Short form<text:line-break/> <text:s text:c="8"/>Positive - dictionary form<text:line-break/> <text:s text:c="8"/>Negative - take off </text:span><text:span text:style-name="T6">る</text:span><text:span text:style-name="T5">, add </text:span><text:span text:style-name="T6">ない</text:span><text:span text:style-name="T5"><text:line-break/></text:span></text:p>
      <text:p text:style-name="P1"><text:span text:style-name="T5"><text:line-break/></text:span><text:span text:style-name="T2">う</text:span><text:span text:style-name="T5"><text:line-break/> <text:s text:c="3"/></text:span><text:span text:style-name="T6">て</text:span><text:span text:style-name="T5"> creation<text:line-break/> <text:s text:c="8"/>Drop hiragana before “-masu”, add alternate ending: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">Hiragana before “-masu”</text:p>
          </table:table-cell>
          <table:table-cell table:style-name="Table3.B1" office:value-type="string">
            <text:p text:style-name="P4"><text:s/>Replace with:</text:p>
          </table:table-cell>
        </table:table-row>
        <table:table-row>
          <table:table-cell table:style-name="Table3.A2" office:value-type="string">
            <text:p text:style-name="P5">い , ち , り</text:p>
          </table:table-cell>
          <table:table-cell table:style-name="Table3.B2" office:value-type="string">
            <text:p text:style-name="P5">って</text:p>
          </table:table-cell>
        </table:table-row>
        <table:table-row>
          <table:table-cell table:style-name="Table3.A2" office:value-type="string">
            <text:p text:style-name="P5">み , に , び</text:p>
          </table:table-cell>
          <table:table-cell table:style-name="Table3.B2" office:value-type="string">
            <text:p text:style-name="P5">んで</text:p>
          </table:table-cell>
        </table:table-row>
        <table:table-row>
          <table:table-cell table:style-name="Table3.A2" office:value-type="string">
            <text:p text:style-name="P5"><text:s/>き</text:p>
          </table:table-cell>
          <table:table-cell table:style-name="Table3.B2" office:value-type="string">
            <text:p text:style-name="P5"><text:s/>いて</text:p>
          </table:table-cell>
        </table:table-row>
        <table:table-row>
          <table:table-cell table:style-name="Table3.A2" office:value-type="string">
            <text:p text:style-name="P5">ぎ <text:s/></text:p>
          </table:table-cell>
          <table:table-cell table:style-name="Table3.B2" office:value-type="string">
            <text:p text:style-name="P5"><text:s/>いで</text:p>
          </table:table-cell>
        </table:table-row>
        <table:table-row>
          <table:table-cell table:style-name="Table3.A2" office:value-type="string">
            <text:p text:style-name="P5">し</text:p>
          </table:table-cell>
          <table:table-cell table:style-name="Table3.B2" office:value-type="string">
            <text:p text:style-name="P5">して</text:p>
          </table:table-cell>
        </table:table-row>
      </table:table>
      <text:p text:style-name="P4"/>
      <text:p text:style-name="P4"><text:s text:c="4"/>Short form<text:line-break/> <text:s text:c="7"/>Positive - dictionary form<text:line-break/> <text:s text:c="7"/>Negative - take final "u" off, and -anai</text:p>
      <text:p text:style-name="P1"><text:span text:style-name="T5"><text:line-break/></text:span><text:span text:style-name="T11">Verb ending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-<text:span text:style-name="T1">まし</text:span><text:span text:style-name="T13">よ</text:span><text:span text:style-name="T1">う</text:span></text:p>
          </table:table-cell>
          <table:table-cell table:style-name="Table4.B1" office:value-type="string">
            <text:p text:style-name="P2">let's </text:p>
          </table:table-cell>
        </table:table-row>
        <table:table-row>
          <table:table-cell table:style-name="Table4.A2" office:value-type="string">
            <text:p text:style-name="P2">-<text:span text:style-name="T1">まし</text:span><text:span text:style-name="T13">よ</text:span><text:span text:style-name="T1">うか</text:span></text:p>
          </table:table-cell>
          <table:table-cell table:style-name="Table4.B2" office:value-type="string">
            <text:p text:style-name="P2"><text:s/>shall we?</text:p>
          </table:table-cell>
        </table:table-row>
        <table:table-row>
          <table:table-cell table:style-name="Table4.A2" office:value-type="string">
            <text:p text:style-name="P2">-<text:span text:style-name="T1">てください</text:span></text:p>
          </table:table-cell>
          <table:table-cell table:style-name="Table4.B2" office:value-type="string">
            <text:p text:style-name="P2">please do ________ for me</text:p>
          </table:table-cell>
        </table:table-row>
        <table:table-row>
          <table:table-cell table:style-name="Table4.A2" office:value-type="string">
            <text:p text:style-name="P2">-<text:span text:style-name="T1">てもいいです</text:span></text:p>
          </table:table-cell>
          <table:table-cell table:style-name="Table4.B2" office:value-type="string">
            <text:p text:style-name="P2">you may do (question-add <text:span text:style-name="T1">か</text:span>)</text:p>
          </table:table-cell>
        </table:table-row>
        <table:table-row>
          <table:table-cell table:style-name="Table4.A2" office:value-type="string">
            <text:p text:style-name="P2">-<text:span text:style-name="T1">てはいけません</text:span></text:p>
          </table:table-cell>
          <table:table-cell table:style-name="Table4.B2" office:value-type="string">
            <text:p text:style-name="P2">you may not do</text:p>
          </table:table-cell>
        </table:table-row>
        <table:table-row>
          <table:table-cell table:style-name="Table4.A2" office:value-type="string">
            <text:p text:style-name="P2">-<text:span text:style-name="T1">て</text:span></text:p>
          </table:table-cell>
          <table:table-cell table:style-name="Table4.B2" office:value-type="string">
            <text:p text:style-name="P2">used for combining verbs</text:p>
          </table:table-cell>
        </table:table-row>
        <table:table-row>
          <table:table-cell table:style-name="Table4.A2" office:value-type="string">
            <text:p text:style-name="P2">-<text:span text:style-name="T1">ている</text:span></text:p>
          </table:table-cell>
          <table:table-cell table:style-name="Table4.B2" office:value-type="string">
            <text:p text:style-name="P2">(used for state -ing,-ed) (conjugate <text:span text:style-name="T1">いる</text:span>)</text:p>
          </table:table-cell>
        </table:table-row>
        <table:table-row>
          <table:table-cell table:style-name="Table4.A2" office:value-type="string">
            <text:p text:style-name="P2">-(short form) +<text:span text:style-name="T1">ないでください</text:span></text:p>
          </table:table-cell>
          <table:table-cell table:style-name="Table4.B2" office:value-type="string">
            <text:p text:style-name="P2">please don't do ________</text:p>
          </table:table-cell>
        </table:table-row>
      </table:table>
      <text:p text:style-name="P1"><text:soft-page-break/><text:span text:style-name="T11">GRAMMAR</text:span><text:span text:style-name="T5"><text:line-break/> <text:s text:c="3"/></text:span><text:span text:style-name="T8">Place</text:span><text:span text:style-name="T5"> <text:s/></text:span><text:span text:style-name="T6">に</text:span><text:span text:style-name="T5"> </text:span><text:span text:style-name="T9">[</text:span><text:span text:style-name="T7">verb stem, the part before “-masu”</text:span><text:span text:style-name="T9">]</text:span><text:span text:style-name="T6"> <text:s/>に [ACTION VERB GOES HERE]</text:span></text:p>
      <text:p text:style-name="P5"><text:s text:c="8"/>Possible verbs:</text:p>
      <text:p text:style-name="P1"><text:span text:style-name="T6"><text:s text:c="12"/>いきます <text:s text:c="10"/></text:span><text:span text:style-name="T10">- go</text:span></text:p>
      <text:p text:style-name="P1"><text:span text:style-name="T6"><text:s text:c="12"/>きます <text:s text:c="16"/>-</text:span><text:span text:style-name="T10"> come</text:span></text:p>
      <text:p text:style-name="P1"><text:span text:style-name="T6"><text:s text:c="12"/>かえります <text:s text:c="4"/></text:span><text:span text:style-name="T10">- return</text:span><text:span text:style-name="T5"><text:line-break/><text:line-break/> <text:s text:c="3"/>Topic </text:span><text:span text:style-name="T6">は</text:span><text:span text:style-name="T5"> aspect </text:span><text:span text:style-name="T6">が</text:span><text:span text:style-name="T5"> description<text:line-break/><text:line-break/> <text:s text:c="3"/>Dictionary form of verb + </text:span><text:span text:style-name="T6">の</text:span><text:span text:style-name="T5"> = verb into noun (ing)<text:line-break/><text:line-break/> <text:s text:c="3"/>Person </text:span><text:span text:style-name="T6">は</text:span><text:span text:style-name="T5"> activity </text:span><text:span text:style-name="T6">のが <text:s/>[VERB GOES HERE] <text:s text:c="4"/></text:span><text:span text:style-name="T5"><text:line-break/></text:span><text:span text:style-name="T6"> <text:s text:c="7"/>Possible verbs:</text:span></text:p>
      <text:p text:style-name="P1"><text:span text:style-name="T6"><text:s text:c="12"/>すき <text:s text:c="22"/></text:span><text:span text:style-name="T10">- <text:s/>loves</text:span></text:p>
      <text:p text:style-name="P1"><text:span text:style-name="T6"><text:s text:c="12"/>きれい <text:s text:c="16"/>-</text:span><text:span text:style-name="T10"> <text:s/>hates</text:span></text:p>
      <text:p text:style-name="P1"><text:span text:style-name="T6"><text:s text:c="12"/>じ</text:span><text:span text:style-name="T12">よ</text:span><text:span text:style-name="T6">うず <text:s text:c="10"/></text:span><text:span text:style-name="T10">- great at</text:span></text:p>
      <text:p text:style-name="P1"><text:span text:style-name="T10"><text:s text:c="12"/></text:span><text:span text:style-name="T6">へた <text:s text:c="21"/></text:span><text:span text:style-name="T10">- sucks at</text:span><text:span text:style-name="T5"><text:line-break/></text:span></text:p>
      <text:p text:style-name="P1"><text:span text:style-name="T11">Short form uses</text:span><text:span text:style-name="T5"><text:line-break/>- casual speech<text:line-break/>- quotes<text:line-break/> <text:s text:c="3"/></text:span><text:span text:style-name="T6">とおもいます – </text:span><text:span text:style-name="T10">I think</text:span><text:span text:style-name="T6"><text:line-break/></text:span><text:soft-page-break/><text:span text:style-name="T6"> <text:s text:c="3"/>といっています –</text:span><text:span text:style-name="T10"> (someone) said</text:span><text:span text:style-name="T5"><text:line-break/>- negative requests<text:line-break/></text:span><text:span text:style-name="T6"> <text:s text:c="4"/>~ないで (ください)</text:span><text:span text:style-name="T5"><text:line-break/><text:line-break/></text:span><text:span text:style-name="T6">何か</text:span><text:span text:style-name="T10"> - something, anything?</text:span><text:span text:style-name="T6"><text:line-break/>何も</text:span><text:span text:style-name="T10"> - negative, not __ anything</text:span><text:span text:style-name="T5"><text:line-break/><text:line-break/></text:span><text:span text:style-name="T6">から</text:span><text:span text:style-name="T10"> - because, put at end of sentence with explanation. </text:span><text:span text:style-name="T5"><text:line-break/><text:line-break/><text:line-break/><text:line-break/>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nia </meta:initial-creator>
    <meta:creation-date>2011-06-15T14:53:43.77</meta:creation-date>
    <dc:date>2011-06-16T23:05:48.36</dc:date>
    <dc:creator>Vania </dc:creator>
    <meta:editing-duration>PT00H36M07S</meta:editing-duration>
    <meta:editing-cycles>9</meta:editing-cycles>
    <meta:generator>OpenOffice.org/3.2$Win32 OpenOffice.org_project/320m18$Build-9502</meta:generator>
    <meta:document-statistic meta:table-count="4" meta:image-count="0" meta:object-count="0" meta:page-count="5" meta:paragraph-count="62" meta:word-count="431" meta:character-count="1930"/>
  </office:meta>
</office:document-meta>
</file>